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@medium barley</text:p>
      <text:p text:style-name="P1"/>
      <text:p text:style-name="P1">*</text:p>
      <text:p text:style-name="P1">boo i'm a ghost</text:p>
      <text:p text:style-name="P1">ghost afraid name</text:p>
      <text:p text:style-name="P1"/>
      <text:p text:style-name="P1">*</text:p>
      <text:p text:style-name="P1">hey, i'm barley, i was a robot</text:p>
      <text:p text:style-name="P1">robot barley pas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1-12-17T15:06:59</dc:date>
    <meta:editing-cycles>8635</meta:editing-cycles>
    <meta:editing-duration>PT1078H03M35S</meta:editing-duration>
    <dc:creator>Chris Gauthier</dc:creator>
    <meta:document-statistic meta:table-count="0" meta:image-count="0" meta:object-count="0" meta:page-count="1" meta:paragraph-count="7" meta:word-count="21" meta:character-count="95"/>
    <meta:user-defined meta:name="Info 1"/>
    <meta:user-defined meta:name="Info 2"/>
    <meta:user-defined meta:name="Info 3"/>
    <meta:user-defined meta:name="Info 4"/>
  </office:meta>
</office:document-meta>
</file>